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8EA86BF8B9794765.png" manifest:media-type="image/png"/>
  <manifest:file-entry manifest:full-path="Pictures/10000001000000E2000001C7EEBC81A3E303CDF7.gif" manifest:media-type="image/gif"/>
  <manifest:file-entry manifest:full-path="Pictures/1000000100000096000000D556C92DBBA9DC01DC.png" manifest:media-type="image/png"/>
  <manifest:file-entry manifest:full-path="Pictures/100000010000027C00000080E12DEC6DED4F23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999999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106cm" svg:stroke-color="#111111" draw:marker-start-width="0.358cm" draw:marker-end-width="0.358cm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b2b2b2" draw:marker-start-width="0.358cm" draw:marker-end-width="0.3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2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9" style:family="graphic" style:parent-style-name="standard">
      <style:graphic-properties svg:stroke-width="0.053cm" svg:stroke-color="#7b3d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65cm"/>
      <style:paragraph-properties style:writing-mode="lr-tb"/>
    </style:style>
    <style:style style:name="gr14" style:family="graphic" style:parent-style-name="standard">
      <style:graphic-properties svg:stroke-width="0.053cm" svg:stroke-color="#ffff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106cm" svg:stroke-color="#f10d0c" draw:marker-start-width="0.358cm" draw:marker-end-width="0.358cm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svg:stroke-width="0.053cm" svg:stroke-color="#111111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83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52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788cm"/>
      <style:paragraph-properties style:writing-mode="lr-tb"/>
    </style:style>
    <style:style style:name="gr22" style:family="graphic" style:parent-style-name="standard">
      <style:graphic-properties svg:stroke-opacity="100%" draw:fill-color="#666666" draw:opacity="90%" draw:textarea-horizontal-align="justify" draw:textarea-vertical-align="middle" draw:auto-grow-height="false" fo:min-height="0cm" fo:min-width="0.1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5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23cm"/>
      <style:paragraph-properties style:writing-mode="lr-tb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0.89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alibri1" fo:font-size="11pt" style:letter-kerning="true" style:font-name-asian="Calibri1" style:font-size-asian="12pt" style:font-name-complex="Calibri1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" style:family="paragraph">
      <loext:graphic-properties draw:fill-color="#666666" draw:opacity="9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style:style style:name="T3" style:family="text">
      <style:text-properties fo:color="#000000" loext:opacity="100%" style:font-name="Calibri1" fo:font-size="11pt" style:letter-kerning="true" style:font-name-asian="Calibri1" style:font-size-asian="12pt" style:font-name-complex="Calibri1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37cm" svg:height="1.979cm" svg:x="15.148cm" svg:y="4.884cm">
          <draw:image xlink:href="Pictures/100000010000027C00000080E12DEC6DED4F2306.png" xlink:type="simple" xlink:show="embed" xlink:actuate="onLoad" draw:mime-type="image/png">
            <text:p/>
          </draw:image>
        </draw:frame>
        <draw:connector draw:style-name="gr2" draw:text-style-name="P2" draw:layer="layout" draw:line-skew="-0.428cm" svg:x1="16.195cm" svg:y1="4.908cm" svg:x2="3.457cm" svg:y2="8.709cm" svg:d="M16195 4908h-6797v3801h-5941" svg:viewBox="0 0 12739 3802">
          <text:p/>
        </draw:connector>
        <draw:connector draw:style-name="gr3" draw:text-style-name="P2" draw:layer="layout" draw:line-skew="-0.57cm" svg:x1="16.235cm" svg:y1="5.514cm" svg:x2="3.848cm" svg:y2="5.329cm" svg:d="M16235 5514h-6763v-185h-5624" svg:viewBox="0 0 12388 186">
          <text:p/>
        </draw:connector>
        <draw:connector draw:style-name="gr4" draw:text-style-name="P2" draw:layer="layout" svg:x1="16.228cm" svg:y1="5.364cm" svg:x2="3.841cm" svg:y2="4.989cm" svg:d="M16228 5364h-6193v-375h-6194" svg:viewBox="0 0 12388 376">
          <text:p/>
        </draw:connector>
        <draw:line draw:style-name="gr5" draw:text-style-name="P2" draw:layer="layout" svg:x1="18.128cm" svg:y1="2.503cm" svg:x2="2.7cm" svg:y2="2.5cm">
          <text:p/>
        </draw:line>
        <draw:frame draw:style-name="gr6" draw:text-style-name="P3" draw:layer="layout" svg:width="2.272cm" svg:height="0.725cm" svg:x="9.293cm" svg:y="1.825cm">
          <draw:text-box>
            <text:p text:style-name="P2"><text:span text:style-name="T1">110 mm</text:span></text:p>
          </draw:text-box>
        </draw:frame>
        <draw:line draw:style-name="gr7" draw:text-style-name="P1" draw:layer="layout" svg:x1="18.13cm" svg:y1="2.03cm" svg:x2="18.13cm" svg:y2="5.63cm">
          <text:p/>
        </draw:line>
        <draw:frame draw:style-name="gr8" draw:text-style-name="P5" draw:layer="layout" svg:width="4.227cm" svg:height="1.157cm" svg:x="19.473cm" svg:y="4.053cm">
          <draw:text-box>
            <text:p text:style-name="P4"><text:span text:style-name="T2">Maxon ECX 22M</text:span></text:p>
          </draw:text-box>
        </draw:frame>
        <draw:frame draw:style-name="gr8" draw:text-style-name="P6" draw:layer="layout" svg:width="3cm" svg:height="1.157cm" svg:x="2.826cm" svg:y="3.466cm">
          <draw:text-box>
            <text:p text:style-name="P4"><text:span text:style-name="T3">Fiche MicroFit</text:span></text:p>
          </draw:text-box>
        </draw:frame>
        <draw:line draw:style-name="gr7" draw:text-style-name="P1" draw:layer="layout" svg:x1="2.7cm" svg:y1="2.3cm" svg:x2="2.7cm" svg:y2="9.87cm">
          <text:p/>
        </draw:line>
        <draw:connector draw:style-name="gr9" draw:text-style-name="P2" draw:layer="layout" draw:line-skew="-0.207cm" svg:x1="16.214cm" svg:y1="5.058cm" svg:x2="3.461cm" svg:y2="9.031cm" svg:d="M16214 5058h-6583v3973h-6170" svg:viewBox="0 0 12754 3974">
          <text:p/>
        </draw:connector>
        <draw:frame draw:style-name="gr10" draw:text-style-name="P7" draw:layer="layout" svg:width="1.399cm" svg:height="0.683cm" svg:x="3.57cm" svg:y="9.498cm">
          <draw:text-box>
            <text:p><text:span text:style-name="T4">1 - bn</text:span></text:p>
          </draw:text-box>
        </draw:frame>
        <draw:frame draw:style-name="gr10" draw:text-style-name="P7" draw:layer="layout" svg:width="1.399cm" svg:height="0.683cm" svg:x="3.771cm" svg:y="9.175cm">
          <draw:text-box>
            <text:p><text:span text:style-name="T4">2 - bk</text:span></text:p>
          </draw:text-box>
        </draw:frame>
        <draw:frame draw:style-name="gr11" draw:text-style-name="P8" draw:layer="layout" svg:width="1.416cm" svg:height="0.683cm" svg:x="4.46cm" svg:y="5.546cm">
          <draw:text-box>
            <text:p><text:span text:style-name="T5">1 - rd</text:span></text:p>
          </draw:text-box>
        </draw:frame>
        <draw:frame draw:style-name="gr12" draw:text-style-name="P8" draw:layer="layout" svg:width="1.48cm" svg:height="0.683cm" svg:x="4.754cm" svg:y="4.778cm">
          <draw:text-box>
            <text:p><text:span text:style-name="T5">2 - bk</text:span></text:p>
          </draw:text-box>
        </draw:frame>
        <draw:frame draw:style-name="gr13" draw:text-style-name="P8" draw:layer="layout" svg:width="1.565cm" svg:height="0.683cm" svg:x="4.382cm" svg:y="4.441cm">
          <draw:text-box>
            <text:p><text:span text:style-name="T5">3 - wh</text:span></text:p>
          </draw:text-box>
        </draw:frame>
        <draw:frame draw:style-name="gr8" draw:text-style-name="P6" draw:layer="layout" svg:width="3cm" svg:height="1.157cm" svg:x="2.96cm" svg:y="7.054cm">
          <draw:text-box>
            <text:p text:style-name="P4"><text:span text:style-name="T3">Fiche PicoBlade</text:span></text:p>
          </draw:text-box>
        </draw:frame>
        <draw:connector draw:style-name="gr14" draw:text-style-name="P2" draw:layer="layout" svg:x1="16.22cm" svg:y1="5.226cm" svg:x2="3.454cm" svg:y2="9.352cm" svg:d="M16220 5226h-6383v4126h-6383" svg:viewBox="0 0 12767 4127">
          <text:p/>
        </draw:connector>
        <draw:connector draw:style-name="gr15" draw:text-style-name="P2" draw:layer="layout" svg:x1="16.226cm" svg:y1="5.659cm" svg:x2="3.848cm" svg:y2="5.677cm" svg:d="M16226 5659h-6189v18h-6189" svg:viewBox="0 0 12379 19">
          <text:p/>
        </draw:connector>
        <draw:connector draw:style-name="gr16" draw:text-style-name="P2" draw:layer="layout" svg:x1="16.205cm" svg:y1="6.05cm" svg:x2="3.445cm" svg:y2="9.644cm" svg:d="M16205 6050h-6380v3594h-6380" svg:viewBox="0 0 12761 3595">
          <text:p/>
        </draw:connector>
        <draw:connector draw:style-name="gr9" draw:text-style-name="P2" draw:layer="layout" svg:x1="16.218cm" svg:y1="5.552cm" svg:x2="3.45cm" svg:y2="9.962cm" svg:d="M16218 5552h-6384v4410h-6384" svg:viewBox="0 0 12769 4411">
          <text:p/>
        </draw:connector>
        <draw:frame draw:style-name="gr10" draw:text-style-name="P7" draw:layer="layout" svg:width="1.399cm" svg:height="0.683cm" svg:x="3.808cm" svg:y="8.551cm">
          <draw:text-box>
            <text:p><text:span text:style-name="T4">4 - bn</text:span></text:p>
          </draw:text-box>
        </draw:frame>
        <draw:frame draw:style-name="gr17" draw:text-style-name="P7" draw:layer="layout" svg:width="1.383cm" svg:height="0.683cm" svg:x="3.576cm" svg:y="8.225cm">
          <draw:text-box>
            <text:p><text:span text:style-name="T4">5 - gy</text:span></text:p>
          </draw:text-box>
        </draw:frame>
        <draw:frame draw:style-name="gr18" draw:text-style-name="P1" draw:layer="layout" svg:width="1.194cm" svg:height="1.696cm" draw:transform="rotate (-1.5707963267949) translate (4.405cm 4.729cm)">
          <draw:image xlink:href="Pictures/1000000100000096000000D556C92DBBA9DC01DC.png" xlink:type="simple" xlink:show="embed" xlink:actuate="onLoad" draw:mime-type="image/png">
            <text:p/>
          </draw:image>
        </draw:frame>
        <draw:frame draw:style-name="gr19" draw:text-style-name="P8" draw:layer="layout" svg:width="1.852cm" svg:height="0.683cm" svg:x="7.199cm" svg:y="4.31cm">
          <draw:text-box>
            <text:p><text:span text:style-name="T5">AWG18</text:span></text:p>
          </draw:text-box>
        </draw:frame>
        <draw:frame draw:style-name="gr19" draw:text-style-name="P8" draw:layer="layout" svg:width="1.852cm" svg:height="0.683cm" svg:x="6.122cm" svg:y="8.015cm">
          <draw:text-box>
            <text:p><text:span text:style-name="T5">AWG26</text:span></text:p>
          </draw:text-box>
        </draw:frame>
        <draw:frame draw:style-name="gr18" draw:text-style-name="P1" draw:layer="layout" svg:width="1.005cm" svg:height="2.023cm" svg:x="2.722cm" svg:y="8.321cm">
          <draw:image xlink:href="Pictures/10000001000000E2000001C7EEBC81A3E303CDF7.gif" xlink:type="simple" xlink:show="embed" xlink:actuate="onLoad" draw:mime-type="image/gif">
            <text:p/>
          </draw:image>
        </draw:frame>
        <draw:line draw:style-name="gr20" draw:text-style-name="P1" draw:layer="layout" svg:x1="12.604cm" svg:y1="7.649cm" svg:x2="15.106cm" svg:y2="6.651cm">
          <text:p/>
        </draw:line>
        <draw:frame draw:style-name="gr21" draw:text-style-name="P3" draw:layer="layout" svg:width="3.288cm" svg:height="1.199cm" svg:x="10.837cm" svg:y="7.598cm">
          <draw:text-box>
            <text:p><text:span text:style-name="T1">Gaines thermo</text:span></text:p>
          </draw:text-box>
        </draw:frame>
        <draw:custom-shape draw:style-name="gr22" draw:text-style-name="P9" draw:layer="layout" svg:width="0.606cm" svg:height="0.12cm" svg:x="15.109cm" svg:y="6.5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606cm" svg:height="0.12cm" svg:x="15.111cm" svg:y="6.3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606cm" svg:height="0.12cm" svg:x="15.117cm" svg:y="6.738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8.063cm" svg:height="0.683cm" svg:x="4.097cm" svg:y="10.282cm">
          <draw:text-box>
            <text:p><text:span text:style-name="T4">1-bn and 2-bk comes from the 10-way connector</text:span></text:p>
          </draw:text-box>
        </draw:frame>
        <draw:frame draw:style-name="gr24" draw:text-style-name="P7" draw:layer="layout" svg:width="1.323cm" svg:height="0.683cm" svg:x="3.557cm" svg:y="8.874cm">
          <draw:text-box>
            <text:p><text:span text:style-name="T4">3 - yl</text:span></text:p>
          </draw:text-box>
        </draw:frame>
        <draw:frame draw:style-name="gr18" draw:text-style-name="P1" draw:layer="layout" svg:width="4.095cm" svg:height="4.095cm" svg:x="18.939cm" svg:y="7.058cm">
          <draw:image xlink:href="Pictures/10000001000001F4000001F48EA86BF8B9794765.png" xlink:type="simple" xlink:show="embed" xlink:actuate="onLoad" draw:mime-type="image/png">
            <text:p/>
          </draw:image>
        </draw:frame>
        <draw:path draw:style-name="gr25" draw:text-style-name="P1" draw:layer="layout" svg:width="0.646cm" svg:height="2.253cm" draw:transform="rotate (-2.99725392444986) translate (18.2257363023834cm 11.8346770617737cm)" svg:viewBox="0 0 647 2254" svg:d="M0 2251c161 7 371 24 456-228 79-234-102-423-103-647 0-108 561-347 132-271-291 52-108-433-74-584 57-253-84-473-235-521h-176">
          <text:p/>
        </draw:path>
        <draw:frame draw:style-name="gr21" draw:text-style-name="P3" draw:layer="layout" svg:width="3.288cm" svg:height="1.199cm" svg:x="14.637cm" svg:y="10.657cm">
          <draw:text-box>
            <text:p><text:span text:style-name="T1">To PicoBlade</text:span></text:p>
          </draw:text-box>
        </draw:frame>
        <draw:frame draw:style-name="gr26" draw:text-style-name="P7" draw:layer="layout" svg:width="1.399cm" svg:height="0.689cm" svg:x="17.682cm" svg:y="9.937cm">
          <draw:text-box>
            <text:p><text:span text:style-name="T4">1 - bn</text:span></text:p>
          </draw:text-box>
        </draw:frame>
        <draw:frame draw:style-name="gr10" draw:text-style-name="P7" draw:layer="layout" svg:width="1.399cm" svg:height="0.683cm" svg:x="17.713cm" svg:y="9.499cm">
          <draw:text-box>
            <text:p><text:span text:style-name="T4">2 - bk</text:span></text:p>
          </draw:text-box>
        </draw:frame>
        <draw:frame draw:style-name="gr10" draw:text-style-name="P7" draw:layer="layout" svg:width="1.399cm" svg:height="0.683cm" svg:x="17.804cm" svg:y="10.698cm">
          <draw:text-box>
            <text:p><text:span text:style-name="T4">4 - bn</text:span></text:p>
          </draw:text-box>
        </draw:frame>
        <draw:frame draw:style-name="gr17" draw:text-style-name="P7" draw:layer="layout" svg:width="1.383cm" svg:height="0.683cm" svg:x="18.118cm" svg:y="11.093cm">
          <draw:text-box>
            <text:p><text:span text:style-name="T4">5 - gy</text:span></text:p>
          </draw:text-box>
        </draw:frame>
        <draw:frame draw:style-name="gr24" draw:text-style-name="P7" draw:layer="layout" svg:width="1.323cm" svg:height="0.683cm" svg:x="17.903cm" svg:y="10.378cm">
          <draw:text-box>
            <text:p><text:span text:style-name="T4">3 - y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18T09:11:45.242000000</meta:creation-date>
    <dc:date>2023-03-27T11:49:51.389080372</dc:date>
    <meta:editing-duration>PT8H6M31S</meta:editing-duration>
    <meta:editing-cycles>155</meta:editing-cycles>
    <meta:generator>LibreOffice/7.3.7.2$Linux_X86_64 LibreOffice_project/30$Build-2</meta:generator>
    <meta:document-statistic meta:object-count="42"/>
  </office:meta>
</office:document-meta>
</file>